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6.992cm"/>
    </style:style>
    <style:style style:name="Table1.B" style:family="table-column">
      <style:table-column-properties style:column-width="2.004cm"/>
    </style:style>
    <style:style style:name="Table1.D" style:family="table-column">
      <style:table-column-properties style:column-width="2.002cm"/>
    </style:style>
    <style:style style:name="Table1.1" style:family="table-row">
      <style:table-row-properties style:min-row-height="1.191cm"/>
    </style:style>
    <style:style style:name="Table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background-color="#ffcc99" fo:padding="0.097cm" fo:border="0.05pt solid #000000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color="#0000ff" loext:opacity="100%" style:font-name="Times New Roman" fo:font-weight="bold" style:font-weight-asian="bold" style:font-weight-complex="bold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fo:font-style="italic" style:font-style-asian="italic" style:font-style-complex="italic"/>
    </style:style>
    <style:style style:name="P4" style:family="paragraph" style:parent-style-name="Standard">
      <style:text-properties style:font-name="Times New Roman" fo:font-size="10pt" style:font-size-asian="10pt" style:font-size-complex="10pt"/>
    </style:style>
    <style:style style:name="P5" style:family="paragraph" style:parent-style-name="Standard">
      <style:text-properties style:font-name="Times New Roman" fo:font-size="10pt" officeooo:paragraph-rsid="001d8f1a" style:font-size-asian="10pt" style:font-size-complex="10pt"/>
    </style:style>
    <style:style style:name="P6" style:family="paragraph" style:parent-style-name="Standard">
      <style:text-properties style:font-name="Times New Roman" fo:font-size="10pt" officeooo:paragraph-rsid="0020085d" style:font-size-asian="10pt" style:font-size-complex="10pt"/>
    </style:style>
    <style:style style:name="P7" style:family="paragraph" style:parent-style-name="Preformatted_20_Text">
      <style:text-properties style:font-name="Times New Roman" fo:font-size="10pt" officeooo:paragraph-rsid="0020085d" style:font-size-asian="10pt" style:font-size-complex="10pt"/>
    </style:style>
    <style:style style:name="P8" style:family="paragraph" style:parent-style-name="Preformatted_20_Text">
      <style:text-properties style:font-name="Times New Roman" fo:font-size="10pt" officeooo:paragraph-rsid="0021a7e9" style:font-size-asian="10pt" style:font-size-complex="10pt"/>
    </style:style>
    <style:style style:name="P9" style:family="paragraph" style:parent-style-name="Standard">
      <style:text-properties style:font-name="Times New Roman" fo:font-size="10pt" officeooo:paragraph-rsid="0021a7e9" style:font-size-asian="10pt" style:font-size-complex="10pt"/>
    </style:style>
    <style:style style:name="P10" style:family="paragraph" style:parent-style-name="Standard">
      <style:text-properties style:font-name="Times New Roman" fo:font-size="10pt" officeooo:paragraph-rsid="0027aa27" style:font-size-asian="10pt" style:font-size-complex="10pt"/>
    </style:style>
    <style:style style:name="P11" style:family="paragraph" style:parent-style-name="Standard">
      <style:text-properties style:font-name="Times New Roman" fo:font-size="10pt" officeooo:paragraph-rsid="00282972" style:font-size-asian="10pt" style:font-size-complex="10pt"/>
    </style:style>
    <style:style style:name="P12" style:family="paragraph" style:parent-style-name="Standard">
      <style:text-properties style:font-name="Times New Roman" fo:font-size="10pt" officeooo:rsid="00282972" officeooo:paragraph-rsid="00282972" style:font-size-asian="10pt" style:font-size-complex="10pt"/>
    </style:style>
    <style:style style:name="P13" style:family="paragraph" style:parent-style-name="Standard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Times New Roman" fo:font-size="10pt" style:text-underline-style="solid" style:text-underline-width="auto" style:text-underline-color="font-color" fo:font-weight="bold" officeooo:paragraph-rsid="0027aa27" fo:background-color="transparent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20" style:family="paragraph" style:parent-style-name="Standard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Standard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style:font-name="Times New Roman" officeooo:paragraph-rsid="00282972"/>
    </style:style>
    <style:style style:name="P24" style:family="paragraph" style:parent-style-name="Table_20_Heading">
      <style:text-properties fo:color="#99284c" loext:opacity="100%" style:font-name="Times New Roman" officeooo:paragraph-rsid="00282972" style:font-size-asian="10pt" style:font-size-complex="10pt"/>
    </style:style>
    <style:style style:name="P25" style:family="paragraph" style:parent-style-name="Standard">
      <style:text-properties style:font-name="Arial"/>
    </style:style>
    <style:style style:name="P26" style:family="paragraph" style:parent-style-name="Standard">
      <style:text-properties style:font-name="Arial" officeooo:rsid="0020085d" officeooo:paragraph-rsid="0020085d"/>
    </style:style>
    <style:style style:name="P27" style:family="paragraph" style:parent-style-name="Standard">
      <style:text-properties officeooo:paragraph-rsid="0027aa27"/>
    </style:style>
    <style:style style:name="P28" style:family="paragraph" style:parent-style-name="Table_20_Contents">
      <style:paragraph-properties fo:text-align="end" style:justify-single-word="false"/>
      <style:text-properties officeooo:paragraph-rsid="00282972"/>
    </style:style>
    <style:style style:name="P29" style:family="paragraph" style:parent-style-name="Table_20_Contents">
      <style:text-properties officeooo:paragraph-rsid="00282972"/>
    </style:style>
    <style:style style:name="T1" style:family="text">
      <style:text-properties style:font-name="Times New Roman"/>
    </style:style>
    <style:style style:name="T2" style:family="text">
      <style:text-properties officeooo:rsid="0019ac13"/>
    </style:style>
    <style:style style:name="T3" style:family="text">
      <style:text-properties officeooo:rsid="001dca14"/>
    </style:style>
    <style:style style:name="T4" style:family="text">
      <style:text-properties fo:font-variant="normal" fo:text-transform="none" fo:color="#000000" loext:opacity="100%" fo:letter-spacing="normal" fo:font-style="normal" fo:font-weight="normal"/>
    </style:style>
    <style:style style:name="T5" style:family="text">
      <style:text-properties fo:font-variant="normal" fo:text-transform="none" fo:color="#000000" loext:opacity="100%" fo:letter-spacing="normal" fo:font-style="normal" fo:font-weight="normal" officeooo:rsid="0020085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26b7b5" fo:background-color="transparent" loext:char-shading-value="0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282972" fo:background-color="transparent" loext:char-shading-value="0" style:font-weight-asian="bold" style:font-weight-complex="bold"/>
    </style:style>
    <style:style style:name="T10" style:family="text">
      <style:text-properties officeooo:rsid="002829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PLATE DOCUMENT FOR INVOICE</text:p>
      <text:p text:style-name="P2"/>
      <text:p text:style-name="P22">This is an ODT template document used to generate personalized documents for your customers or suppliers.</text:p>
      <text:p text:style-name="P22"/>
      <text:p text:style-name="P20">My information:</text:p>
      <text:p text:style-name="P3">This is a list of tags that will be replaced with your informations:</text:p>
      <text:p text:style-name="P4">mycompany_logo = {mycompany_logo}</text:p>
      <text:p text:style-name="P4">mycompany_name = {mycompany_name}</text:p>
      <text:p text:style-name="P4">mycompany_address = {mycompany_address}</text:p>
      <text:p text:style-name="P4">mycompany_zip = {mycompany_zip}</text:p>
      <text:p text:style-name="P4">mycompany_town = {mycompany_town}</text:p>
      <text:p text:style-name="P4">mycompany_country = {mycompany_country}</text:p>
      <text:p text:style-name="P4">mycompany_country_code = {mycompany_country_code}</text:p>
      <text:p text:style-name="P4">mycompany_state = {mycompany_state}</text:p>
      <text:p text:style-name="P4">mycompany_state_code = {mycompany_state_code}</text:p>
      <text:p text:style-name="P4">mycompany_phone = {mycompany_phone}</text:p>
      <text:p text:style-name="P4">mycompany_fax = {mycompany_fax}</text:p>
      <text:p text:style-name="P4">mycompany_email = {mycompany_email}</text:p>
      <text:p text:style-name="P4">mycompany_web = {mycompany_web}</text:p>
      <text:p text:style-name="P4">mycompany_barcode = {mycompany_barcode}</text:p>
      <text:p text:style-name="P4">mycompany_capital= {mycompany_capital}</text:p>
      <text:p text:style-name="P4">mycompany_juridicalstatus= {mycompany_juridicalstatus}</text:p>
      <text:p text:style-name="P4">mycompany_idprof1 = {mycompany_idprof1}</text:p>
      <text:p text:style-name="P4">mycompany_idprof2 = {mycompany_idprof2}</text:p>
      <text:p text:style-name="P4">mycompany_idprof3 = {mycompany_idprof3}</text:p>
      <text:p text:style-name="P4">mycompany_idprof4 = {mycompany_idprof4}</text:p>
      <text:p text:style-name="P4">mycompany_idprof5 = {mycompany_idprof5}</text:p>
      <text:p text:style-name="P4">mycompany_idprof6 = {mycompany_idprof6}</text:p>
      <text:p text:style-name="P4">mycompany_vatnumber = {mycompany_vatnumber}</text:p>
      <text:p text:style-name="P4">mycompany_note = {mycompany_note}</text:p>
      <text:p text:style-name="P4">...</text:p>
      <text:p text:style-name="P13"/>
      <text:p text:style-name="P14">Customers, prospects or suppliers information:</text:p>
      <text:p text:style-name="P3">This is a list of other tags that will be replaced with correct values (tags between {}) :</text:p>
      <text:p text:style-name="P4">company_name = {company_name}</text:p>
      <text:p text:style-name="P4">company_address = {company_address}</text:p>
      <text:p text:style-name="P4">company_zip = {company_zip}</text:p>
      <text:p text:style-name="P4">company_town = {company_town}</text:p>
      <text:p text:style-name="P4">company_country = {company_country}</text:p>
      <text:p text:style-name="P4">company_country_code = {company_country_code}</text:p>
      <text:p text:style-name="P4">company_state = {company_state}</text:p>
      <text:p text:style-name="P4">company_state_code = {company_state_code}</text:p>
      <text:p text:style-name="P4">company_phone = {company_phone}</text:p>
      <text:p text:style-name="P4">company_fax = {company_fax}</text:p>
      <text:p text:style-name="P4">company_email = {company_email}</text:p>
      <text:p text:style-name="P4">company_web = {company_web}</text:p>
      <text:p text:style-name="P4">company_barcode = {company_barcode}</text:p>
      <text:p text:style-name="P4">company_customercode = {company_customercode}</text:p>
      <text:p text:style-name="P4">company_suppliercode = {company_suppliercode}</text:p>
      <text:p text:style-name="P4">company_capital = {company_capital}</text:p>
      <text:p text:style-name="P4">company_juridicalstatus = {company_juridicalstatus}</text:p>
      <text:p text:style-name="P4">company_idprof1 = {company_idprof1}</text:p>
      <text:p text:style-name="P4">company_idprof2 = {company_idprof2}</text:p>
      <text:p text:style-name="P4">company_idprof3 = {company_idprof3}</text:p>
      <text:p text:style-name="P4">company_idprof4 = {company_idprof4}</text:p>
      <text:p text:style-name="P4">company_idprof5 = {company_idprof5}</text:p>
      <text:p text:style-name="P4">company_idprof6 = {company_idprof6}</text:p>
      <text:p text:style-name="P4">company_vatnumber = {company_vatnumber}</text:p>
      <text:p text:style-name="P13">company_note = {company_note}</text:p>
      <text:p text:style-name="P13">…</text:p>
      <text:p text:style-name="P2"><text:soft-page-break/></text:p>
      <text:p text:style-name="P14">User information:</text:p>
      <text:p text:style-name="P17">myuser_lastname = {myuser_lastname}</text:p>
      <text:p text:style-name="P17">myuser_firstname = {myuser_firstname}</text:p>
      <text:p text:style-name="P17">myuser_login = {myuser_login}</text:p>
      <text:p text:style-name="P17">myuser_email = {myuser_email}</text:p>
      <text:p text:style-name="P18">...</text:p>
      <text:p text:style-name="P13"/>
      <text:p text:style-name="P13"/>
      <text:p text:style-name="P13"/>
      <text:p text:style-name="P13"/>
      <text:p text:style-name="P14">Object information:</text:p>
      <text:p text:style-name="P3">This is a list of other tags that will be replaced with correct values (tags between {}) :</text:p>
      <text:p text:style-name="P4">object_id = {object_id}</text:p>
      <text:p text:style-name="P4">object_ref = {object_ref}</text:p>
      <text:p text:style-name="P4">object_type_label = {object_type_label}</text:p>
      <text:p text:style-name="P4">object_source_invoice_ref = {object_source_invoice_ref}</text:p>
      <text:p text:style-name="P4">object_ref_customer = {object_ref_customer}</text:p>
      <text:p text:style-name="P4">object_ref_supplier = {object_ref_supplier}</text:p>
      <text:p text:style-name="P4">object_date = {object_date}</text:p>
      <text:p text:style-name="P4">object_date_limit = {object_date_limit} </text:p>
      <text:p text:style-name="P4">object_date_creation = {object_date_creation}</text:p>
      <text:p text:style-name="P4">object_date_validation = {object_date_validation}</text:p>
      <text:p text:style-name="P4">object_total_ht = {object_total_ht}</text:p>
      <text:p text:style-name="P4">object_total_vat = {object_total_vat}</text:p>
      <text:p text:style-name="P5">object_total_vat_x = <text:span text:style-name="T2">{object_total_vat_x} </text:span>(x <text:span text:style-name="T2">is</text:span> vat rate, <text:span text:style-name="T2">for example 20, 8.5 or 5.99</text:span>)</text:p>
      <text:p text:style-name="P4">object_total_ttc = {object_total_ttc}</text:p>
      <text:p text:style-name="P4">object_total_discount_ht = {object_total_discount_ht}</text:p>
      <text:p text:style-name="P4">object_payment_mode = {object_payment_mode}</text:p>
      <text:p text:style-name="P4">object_payment_mode_code = {object_payment_mode_code}</text:p>
      <text:p text:style-name="P4">object_payment_term = {object_payment_term}</text:p>
      <text:p text:style-name="P4">object_payment_term_code = {object_payment_term_code}</text:p>
      <text:p text:style-name="P4">object_note_private = {object_note_private}</text:p>
      <text:p text:style-name="P4">object_note = {object_note}</text:p>
      <text:p text:style-name="P4">object_already_payed = {object_already_payed}</text:p>
      <text:p text:style-name="P4">object_remain_to_pay = {object_remain_to_pay}</text:p>
      <text:p text:style-name="P4">free_text = {free_text}</text:p>
      <text:p text:style-name="P13">...</text:p>
      <text:p text:style-name="P3"/>
      <text:p text:style-name="P3"/>
      <text:p text:style-name="P15">Lines of object:</text:p>
      <text:p text:style-name="P3">This is how to use arrays for lines of objects (invoices, commercial proposal, orders, etc...). You must create your array in the document and fill it with following tags:</text:p>
      <text:p text:style-name="P4">[!-- BEGIN row.lines --]</text:p>
      <text:p text:style-name="P4"><text:tab/>{line_fulldesc}</text:p>
      <text:p text:style-name="P4"><text:tab/>{line_vatrate}</text:p>
      <text:p text:style-name="P4"><text:tab/>{line_up}</text:p>
      <text:p text:style-name="P4"><text:tab/>{line_qty}</text:p>
      <text:p text:style-name="P4"><text:tab/>{line_discount_percent}</text:p>
      <text:p text:style-name="P4"><text:tab/>{line_price_ht}</text:p>
      <text:p text:style-name="P4"><text:tab/>{line_price_vat}</text:p>
      <text:p text:style-name="P4"><text:tab/>{line_price_ttc}</text:p>
      <text:p text:style-name="P19">[!-- END row.lines --]</text:p>
      <text:p text:style-name="P3"/>
      <text:p text:style-name="P21"/>
      <text:p text:style-name="P21"/>
      <text:p text:style-name="P21"/>
      <text:p text:style-name="P21"/>
      <text:p text:style-name="P21"/>
      <text:p text:style-name="P21"/>
      <text:p text:style-name="P2"/>
      <text:p text:style-name="P11"><text:soft-page-break/><text:span text:style-name="T8">Subtotals </text:span><text:span text:style-name="T9">lines information</text:span><text:span text:style-name="T7">:</text:span></text:p>
      <text:p text:style-name="P11">is_subtotals_line <text:span text:style-name="T10">= {is_subtotals_line}</text:span></text:p>
      <text:p text:style-name="P11">is_not_subtotals_line <text:span text:style-name="T10">= {is_not_subtotals_line}</text:span></text:p>
      <text:p text:style-name="P12">is_subtotals_title = {is_subtotals_title}</text:p>
      <text:p text:style-name="P11">is_subtotals_subtotal <text:span text:style-name="T10">= {is_subtotals_subtotal}</text:span></text:p>
      <text:p text:style-name="P11">subtotals_total <text:span text:style-name="T10">= {subtotals_total}</text:span></text:p>
      <text:p text:style-name="P11">subtotals_level <text:span text:style-name="T10">= {subtotals_level}</text:span></text:p>
      <text:p text:style-name="P11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B" table:number-columns-repeated="2"/>
        <table:table-header-rows>
          <table:table-row table:style-name="Table1.1">
            <table:table-cell table:style-name="Table1.A1" office:value-type="string">
              <text:p text:style-name="P24">__Description__</text:p>
            </table:table-cell>
            <table:table-cell table:style-name="Table1.A1" office:value-type="string">
              <text:p text:style-name="P24">__VatRate__</text:p>
            </table:table-cell>
            <table:table-cell table:style-name="Table1.A1" office:value-type="string">
              <text:p text:style-name="P24">__UP__</text:p>
            </table:table-cell>
            <table:table-cell table:style-name="Table1.A1" office:value-type="string">
              <text:p text:style-name="P24">__Qty__</text:p>
            </table:table-cell>
            <table:table-cell table:style-name="Table1.A1" office:value-type="string">
              <text:p text:style-name="P24">__Discount__</text:p>
            </table:table-cell>
            <table:table-cell table:style-name="Table1.F1" office:value-type="string">
              <text:p text:style-name="P24">__TotalHT__</text:p>
            </table:table-cell>
          </table:table-row>
        </table:table-header-rows>
        <table:table-row>
          <table:table-cell table:style-name="Table1.A2" office:value-type="string">
            <text:p text:style-name="P29">[!-- BEGIN row.lines --][!-- IF {is_subtotals_line} --]<text:span text:style-name="T6">{line_fulldesc}</text:span>[!-- ELSE {is_subtotals_line} --]{line_fulldesc}[!-- ENDIF {is_subtotals_line} --]</text:p>
          </table:table-cell>
          <table:table-cell table:style-name="Table1.A2" office:value-type="string">
            <text:p text:style-name="P29">[!-- IF {is_subtotals_line} --][!-- ELSE {is_subtotals_line} --]{line_vatrate}[!-- ENDIF {is_subtotals_line} --]</text:p>
          </table:table-cell>
          <table:table-cell table:style-name="Table1.A2" office:value-type="string">
            <text:p text:style-name="P28">[!-- IF {is_subtotals_line} --][!-- ELSE {is_subtotals_line} --]{line_up}[!-- ENDIF {is_subtotals_line} --]</text:p>
          </table:table-cell>
          <table:table-cell table:style-name="Table1.A2" office:value-type="string">
            <text:p text:style-name="P29">[!-- IF {is_subtotals_line} --][!-- ELSE {is_subtotals_line} --]{line_qty}[!-- ENDIF {is_subtotals_line} --]</text:p>
          </table:table-cell>
          <table:table-cell table:style-name="Table1.A2" office:value-type="string">
            <text:p text:style-name="P29">[!-- IF {is_subtotals_line} --][!-- ELSE {is_subtotals_line} --]{line_discount_percent}[!-- ENDIF {is_subtotals_line} --]</text:p>
          </table:table-cell>
          <table:table-cell table:style-name="Table1.F2" office:value-type="string">
            <text:p text:style-name="P28">[!-- IF {is_subtotals_subtotal} --]<text:span text:style-name="T6">{subtotals_total}</text:span>[!-- ENDIF {is_subtotals_subtotal} --][!-- IF {is_subtotals_line} --][!-- ELSE {is_subtotals_line} --]{line_price_ht}[!-- ENDIF {is_subtotals_line} --][!-- END row.lines --]</text:p>
          </table:table-cell>
        </table:table-row>
      </table:table>
      <text:p text:style-name="P23"/>
      <text:p text:style-name="P2"/>
      <text:p text:style-name="P2"/>
      <text:p text:style-name="P2">For complete list of available tags, see on user documentation about using ODT templates on wiki:</text:p>
      <text:p text:style-name="P25"><text:a xlink:type="simple" xlink:href="http://wiki.dolibarr.org/index.php/Create_an_ODT_document_template" text:style-name="Internet_20_link" text:visited-style-name="Visited_20_Internet_20_Link"><text:span text:style-name="T1">http://wiki.dolibarr.org/index.php/Create_an_ODT_document_template</text:span></text:a></text:p>
      <text:p text:style-name="P25"/>
      <text:p text:style-name="P25"/>
      <text:p text:style-name="P25"/>
      <text:p text:style-name="P26">Example on how to use conditional</text:p>
      <text:p text:style-name="P7"><text:span text:style-name="T4">[!-- IF {my_var} --]</text:span><text:span text:style-name="T5">Content we see if my_var is defined[!-- ELSE {my_var} --]Content we see if my_var not defined</text:span><text:span text:style-name="T3">[!-- ENDIF {my_var} --]</text:span></text:p>
      <text:p text:style-name="P6"/>
      <text:p text:style-name="P8"><text:span text:style-name="T4">[!-- IF {object_total_vat_20} --]</text:span><text:span text:style-name="T5">Content we see if vat 20 is defined[!-- ELSE {object_total_vat_20} --]Content we see if vat 20 not defined</text:span><text:span text:style-name="T3">[!-- ENDIF {object_total_vat_20} --]</text:span></text:p>
      <text:p text:style-name="P9"/>
      <text:p text:style-name="P16"/>
      <text:p text:style-name="P10"/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en" fo:country="US" style:letter-kerning="true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loext:opacity="100%" style:font-name="Times New Roman" fo:font-size="12pt" fo:language="en" fo:country="US" style:letter-kerning="true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loext:graphic-properties draw:fill="none" draw:fill-color="#99ccff"/>
      <style:paragraph-properties fo:margin-top="0cm" fo:margin-bottom="0cm" style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30T15:09:12.152884544</dc:date>
    <meta:editing-duration>PT6H19M21S</meta:editing-duration>
    <meta:editing-cycles>71</meta:editing-cycles>
    <meta:generator>LibreOffice/7.3.7.2$Linux_X86_64 LibreOffice_project/30$Build-2</meta:generator>
    <meta:document-statistic meta:table-count="1" meta:image-count="0" meta:object-count="0" meta:page-count="3" meta:paragraph-count="126" meta:word-count="569" meta:character-count="5443" meta:non-whitespace-character-count="5021"/>
  </office:meta>
</office:document-meta>
</file>